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1000000969530CDB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132" style:family="graphic" style:parent-style-name="objectwithoutfill">
      <style:graphic-properties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3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4" style:family="graphic" style:parent-style-name="standard">
      <style:graphic-properties svg:stroke-width="0.1cm" svg:stroke-color="#ff3333" draw:marker-start="" draw:marker-start-width="0.6cm" draw:marker-end-width="0.5cm" draw:textarea-vertical-align="middle" fo:padding-top="0.175cm" fo:padding-bottom="0.175cm" fo:padding-left="0.3cm" fo:padding-right="0.3cm" draw:shadow="hidden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" draw:text-style-name="P1" draw:layer="layout" svg:width="0.464cm" svg:height="0.224cm" svg:x="15.71cm" svg:y="7.174cm" svg:viewBox="0 0 465 225" svg:d="M0 225c117 0 465-75 465-131s-11-94-127-94c0 56-340 56-338 225z">
              <text:p/>
            </draw:path>
            <draw:g>
              <draw:polygon draw:style-name="gr2" draw:text-style-name="P2" draw:layer="layout" svg:width="0.211cm" svg:height="0.187cm" svg:x="15.539cm" svg:y="7.211cm" svg:viewBox="0 0 212 188" draw:points="0,113 42,0 212,75 170,188">
                <text:p/>
              </draw:polygon>
              <draw:polygon draw:style-name="gr3" draw:text-style-name="P2" draw:layer="layout" svg:width="0.465cm" svg:height="0.205cm" svg:x="15.581cm" svg:y="7.08cm" svg:viewBox="0 0 466 206" draw:points="0,131 85,75 212,19 297,0 466,75 382,94 255,150 170,206">
                <text:p/>
              </draw:polygon>
              <draw:path draw:style-name="gr4" draw:text-style-name="P2" draw:layer="layout" svg:width="0.381cm" svg:height="0.243cm" svg:x="15.709cm" svg:y="7.155cm" svg:viewBox="0 0 382 244" svg:d="M382 75c0-113-85-75-170-37-85 37-170 37-212 206 0 0 170-75 382-169z">
                <text:p/>
              </draw:path>
              <draw:path draw:style-name="gr5" draw:text-style-name="P2" draw:layer="layout" svg:width="0.55cm" svg:height="0.318cm" svg:x="15.539cm" svg:y="7.08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6" draw:text-style-name="P1" draw:layer="layout" svg:width="0.762cm" svg:height="0.449cm" svg:x="15.327cm" svg:y="6.274cm" svg:viewBox="0 0 763 450" svg:d="M3 450c116 0 760-19 760-188 0-168-221-262-338-262 0 56-465 38-422 450z">
              <text:p/>
            </draw:path>
            <draw:g>
              <draw:polygon draw:style-name="gr7" draw:text-style-name="P2" draw:layer="layout" svg:width="0.423cm" svg:height="0.261cm" svg:x="14.902cm" svg:y="6.462cm" svg:viewBox="0 0 424 262" draw:points="0,75 0,0 424,188 424,262">
                <text:p/>
              </draw:polygon>
              <draw:polygon draw:style-name="gr8" draw:text-style-name="P2" draw:layer="layout" svg:width="0.423cm" svg:height="0.318cm" svg:x="15.242cm" svg:y="6.181cm" svg:viewBox="0 0 424 319" draw:points="0,131 0,0 424,188 424,319">
                <text:p/>
              </draw:polygon>
              <draw:polygon draw:style-name="gr9" draw:text-style-name="P2" draw:layer="layout" svg:width="0.762cm" svg:height="0.336cm" svg:x="14.902cm" svg:y="6.312cm" svg:viewBox="0 0 763 337" draw:points="0,150 339,0 763,188 424,337">
                <text:p/>
              </draw:polygon>
              <draw:line draw:style-name="gr10" draw:text-style-name="P2" draw:layer="layout" svg:x1="15.242cm" svg:y1="6.312cm" svg:x2="15.666cm" svg:y2="6.5cm">
                <text:p/>
              </draw:line>
              <draw:polygon draw:style-name="gr11" draw:text-style-name="P2" draw:layer="layout" svg:width="0.423cm" svg:height="0.318cm" svg:x="15.327cm" svg:y="6.405cm" svg:viewBox="0 0 424 319" draw:points="0,319 0,244 339,94 339,0 424,38 424,131">
                <text:p/>
              </draw:polygon>
              <draw:polygon draw:style-name="gr12" draw:text-style-name="P2" draw:layer="layout" svg:width="1.356cm" svg:height="1.423cm" svg:x="14.436cm" svg:y="5.038cm" svg:viewBox="0 0 1357 1424" draw:points="0,825 0,0 1357,600 1357,1424">
                <text:p/>
              </draw:polygon>
              <draw:polygon draw:style-name="gr13" draw:text-style-name="P2" draw:layer="layout" svg:width="1.272cm" svg:height="1.311cm" svg:x="14.479cm" svg:y="5.094cm" svg:viewBox="0 0 1273 1312" draw:points="0,750 0,0 1273,562 1273,1312">
                <text:p/>
              </draw:polygon>
              <draw:polygon draw:style-name="gr14" draw:text-style-name="P2" draw:layer="layout" svg:width="1.441cm" svg:height="0.636cm" svg:x="14.436cm" svg:y="5cm" svg:viewBox="0 0 1442 637" draw:points="1357,637 0,38 85,0 1442,600">
                <text:p/>
              </draw:polygon>
              <draw:polygon draw:style-name="gr15" draw:text-style-name="P2" draw:layer="layout" svg:width="0.084cm" svg:height="0.861cm" svg:x="15.794cm" svg:y="5.6cm" svg:viewBox="0 0 85 862" draw:points="0,862 0,38 85,0 85,825">
                <text:p/>
              </draw:polygon>
              <draw:polygon draw:style-name="gr16" draw:text-style-name="P2" draw:layer="layout" svg:width="1.441cm" svg:height="1.723cm" svg:x="14.436cm" svg:y="5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17" draw:text-style-name="P1" draw:layer="layout" svg:width="0.551cm" svg:height="0.224cm" svg:x="15.156cm" svg:y="6.968cm" svg:viewBox="0 0 552 225" svg:d="M3 225c117 0 549-94 549-150s-10-75-127-75c0 56-466 38-422 225z">
              <text:p/>
            </draw:path>
            <draw:g>
              <draw:polygon draw:style-name="gr18" draw:text-style-name="P2" draw:layer="layout" svg:width="1.823cm" svg:height="0.805cm" svg:x="13.8cm" svg:y="6.33cm" svg:viewBox="0 0 1824 806" draw:points="1357,806 0,206 466,0 1824,600">
                <text:p/>
              </draw:polygon>
              <draw:polygon draw:style-name="gr19" draw:text-style-name="P3" draw:layer="layout" svg:width="1.229cm" svg:height="0.542cm" svg:x="13.927cm" svg:y="6.387cm" svg:viewBox="0 0 1230 543" draw:points="0,150 339,0 1230,394 891,543">
                <text:p/>
              </draw:polygon>
              <draw:polygon draw:style-name="gr20" draw:text-style-name="P3" draw:layer="layout" svg:width="0.593cm" svg:height="0.261cm" svg:x="14.902cm" svg:y="6.818cm" svg:viewBox="0 0 594 262" draw:points="0,150 339,0 594,113 255,262">
                <text:p/>
              </draw:polygon>
              <draw:polygon draw:style-name="gr21" draw:text-style-name="P2" draw:layer="layout" svg:width="0.465cm" svg:height="0.28cm" svg:x="15.157cm" svg:y="6.93cm" svg:viewBox="0 0 466 281" draw:points="0,281 0,206 466,0 466,75">
                <text:p/>
              </draw:polygon>
              <draw:line draw:style-name="gr22" draw:text-style-name="P2" draw:layer="layout" svg:x1="14.012cm" svg:y1="6.499cm" svg:x2="14.903cm" svg:y2="6.893cm">
                <text:p/>
              </draw:line>
              <draw:line draw:style-name="gr23" draw:text-style-name="P2" draw:layer="layout" svg:x1="14.097cm" svg:y1="6.462cm" svg:x2="14.988cm" svg:y2="6.856cm">
                <text:p/>
              </draw:line>
              <draw:line draw:style-name="gr24" draw:text-style-name="P2" draw:layer="layout" svg:x1="14.182cm" svg:y1="6.424cm" svg:x2="15.073cm" svg:y2="6.818cm">
                <text:p/>
              </draw:line>
              <draw:line draw:style-name="gr25" draw:text-style-name="P2" draw:layer="layout" svg:x1="14.988cm" svg:y1="6.781cm" svg:x2="15.073cm" svg:y2="6.743cm">
                <text:p/>
              </draw:line>
              <draw:line draw:style-name="gr26" draw:text-style-name="P2" draw:layer="layout" svg:x1="14.902cm" svg:y1="6.743cm" svg:x2="14.987cm" svg:y2="6.705cm">
                <text:p/>
              </draw:line>
              <draw:line draw:style-name="gr27" draw:text-style-name="P2" draw:layer="layout" svg:x1="14.818cm" svg:y1="6.706cm" svg:x2="14.903cm" svg:y2="6.668cm">
                <text:p/>
              </draw:line>
              <draw:line draw:style-name="gr28" draw:text-style-name="P2" draw:layer="layout" svg:x1="14.86cm" svg:y1="6.8cm" svg:x2="14.945cm" svg:y2="6.762cm">
                <text:p/>
              </draw:line>
              <draw:line draw:style-name="gr29" draw:text-style-name="P2" draw:layer="layout" svg:x1="14.776cm" svg:y1="6.762cm" svg:x2="14.861cm" svg:y2="6.724cm">
                <text:p/>
              </draw:line>
              <draw:line draw:style-name="gr30" draw:text-style-name="P2" draw:layer="layout" svg:x1="14.691cm" svg:y1="6.725cm" svg:x2="14.776cm" svg:y2="6.687cm">
                <text:p/>
              </draw:line>
              <draw:line draw:style-name="gr31" draw:text-style-name="P2" draw:layer="layout" svg:x1="14.733cm" svg:y1="6.669cm" svg:x2="14.818cm" svg:y2="6.631cm">
                <text:p/>
              </draw:line>
              <draw:line draw:style-name="gr32" draw:text-style-name="P2" draw:layer="layout" svg:x1="14.606cm" svg:y1="6.687cm" svg:x2="14.691cm" svg:y2="6.649cm">
                <text:p/>
              </draw:line>
              <draw:line draw:style-name="gr33" draw:text-style-name="P2" draw:layer="layout" svg:x1="14.648cm" svg:y1="6.631cm" svg:x2="14.733cm" svg:y2="6.593cm">
                <text:p/>
              </draw:line>
              <draw:line draw:style-name="gr34" draw:text-style-name="P2" draw:layer="layout" svg:x1="14.563cm" svg:y1="6.594cm" svg:x2="14.648cm" svg:y2="6.556cm">
                <text:p/>
              </draw:line>
              <draw:line draw:style-name="gr35" draw:text-style-name="P2" draw:layer="layout" svg:x1="14.479cm" svg:y1="6.556cm" svg:x2="14.564cm" svg:y2="6.518cm">
                <text:p/>
              </draw:line>
              <draw:line draw:style-name="gr36" draw:text-style-name="P2" draw:layer="layout" svg:x1="14.521cm" svg:y1="6.65cm" svg:x2="14.606cm" svg:y2="6.612cm">
                <text:p/>
              </draw:line>
              <draw:line draw:style-name="gr37" draw:text-style-name="P2" draw:layer="layout" svg:x1="14.436cm" svg:y1="6.612cm" svg:x2="14.521cm" svg:y2="6.574cm">
                <text:p/>
              </draw:line>
              <draw:line draw:style-name="gr38" draw:text-style-name="P2" draw:layer="layout" svg:x1="14.351cm" svg:y1="6.575cm" svg:x2="14.436cm" svg:y2="6.537cm">
                <text:p/>
              </draw:line>
              <draw:line draw:style-name="gr39" draw:text-style-name="P2" draw:layer="layout" svg:x1="14.394cm" svg:y1="6.518cm" svg:x2="14.479cm" svg:y2="6.48cm">
                <text:p/>
              </draw:line>
              <draw:line draw:style-name="gr40" draw:text-style-name="P2" draw:layer="layout" svg:x1="14.266cm" svg:y1="6.537cm" svg:x2="14.351cm" svg:y2="6.499cm">
                <text:p/>
              </draw:line>
              <draw:line draw:style-name="gr41" draw:text-style-name="P2" draw:layer="layout" svg:x1="14.309cm" svg:y1="6.481cm" svg:x2="14.394cm" svg:y2="6.443cm">
                <text:p/>
              </draw:line>
              <draw:line draw:style-name="gr42" draw:text-style-name="P2" draw:layer="layout" svg:x1="14.224cm" svg:y1="6.443cm" svg:x2="14.309cm" svg:y2="6.405cm">
                <text:p/>
              </draw:line>
              <draw:line draw:style-name="gr43" draw:text-style-name="P2" draw:layer="layout" svg:x1="14.182cm" svg:y1="6.5cm" svg:x2="14.267cm" svg:y2="6.462cm">
                <text:p/>
              </draw:line>
              <draw:line draw:style-name="gr44" draw:text-style-name="P2" draw:layer="layout" svg:x1="14.733cm" svg:y1="6.818cm" svg:x2="14.818cm" svg:y2="6.78cm">
                <text:p/>
              </draw:line>
              <draw:line draw:style-name="gr45" draw:text-style-name="P2" draw:layer="layout" svg:x1="14.648cm" svg:y1="6.781cm" svg:x2="14.733cm" svg:y2="6.743cm">
                <text:p/>
              </draw:line>
              <draw:line draw:style-name="gr46" draw:text-style-name="P2" draw:layer="layout" svg:x1="14.563cm" svg:y1="6.743cm" svg:x2="14.648cm" svg:y2="6.705cm">
                <text:p/>
              </draw:line>
              <draw:line draw:style-name="gr47" draw:text-style-name="P2" draw:layer="layout" svg:x1="14.521cm" svg:y1="6.8cm" svg:x2="14.606cm" svg:y2="6.762cm">
                <text:p/>
              </draw:line>
              <draw:line draw:style-name="gr48" draw:text-style-name="P2" draw:layer="layout" svg:x1="14.436cm" svg:y1="6.762cm" svg:x2="14.521cm" svg:y2="6.724cm">
                <text:p/>
              </draw:line>
              <draw:line draw:style-name="gr49" draw:text-style-name="P2" draw:layer="layout" svg:x1="14.479cm" svg:y1="6.706cm" svg:x2="14.564cm" svg:y2="6.668cm">
                <text:p/>
              </draw:line>
              <draw:line draw:style-name="gr50" draw:text-style-name="P2" draw:layer="layout" svg:x1="14.394cm" svg:y1="6.669cm" svg:x2="14.479cm" svg:y2="6.631cm">
                <text:p/>
              </draw:line>
              <draw:line draw:style-name="gr51" draw:text-style-name="P2" draw:layer="layout" svg:x1="14.309cm" svg:y1="6.631cm" svg:x2="14.394cm" svg:y2="6.593cm">
                <text:p/>
              </draw:line>
              <draw:line draw:style-name="gr52" draw:text-style-name="P2" draw:layer="layout" svg:x1="14.224cm" svg:y1="6.594cm" svg:x2="14.309cm" svg:y2="6.556cm">
                <text:p/>
              </draw:line>
              <draw:line draw:style-name="gr53" draw:text-style-name="P2" draw:layer="layout" svg:x1="14.097cm" svg:y1="6.612cm" svg:x2="14.182cm" svg:y2="6.574cm">
                <text:p/>
              </draw:line>
              <draw:line draw:style-name="gr54" draw:text-style-name="P2" draw:layer="layout" svg:x1="14.139cm" svg:y1="6.556cm" svg:x2="14.224cm" svg:y2="6.518cm">
                <text:p/>
              </draw:line>
              <draw:line draw:style-name="gr55" draw:text-style-name="P2" draw:layer="layout" svg:x1="14.012cm" svg:y1="6.575cm" svg:x2="14.097cm" svg:y2="6.537cm">
                <text:p/>
              </draw:line>
              <draw:line draw:style-name="gr56" draw:text-style-name="P2" draw:layer="layout" svg:x1="14.691cm" svg:y1="6.875cm" svg:x2="14.776cm" svg:y2="6.837cm">
                <text:p/>
              </draw:line>
              <draw:line draw:style-name="gr57" draw:text-style-name="P2" draw:layer="layout" svg:x1="14.606cm" svg:y1="6.837cm" svg:x2="14.691cm" svg:y2="6.799cm">
                <text:p/>
              </draw:line>
              <draw:line draw:style-name="gr58" draw:text-style-name="P2" draw:layer="layout" svg:x1="14.988cm" svg:y1="7.005cm" svg:x2="15.327cm" svg:y2="6.855cm">
                <text:p/>
              </draw:line>
              <draw:line draw:style-name="gr59" draw:text-style-name="P2" draw:layer="layout" svg:x1="15.073cm" svg:y1="7.043cm" svg:x2="15.412cm" svg:y2="6.893cm">
                <text:p/>
              </draw:line>
              <draw:line draw:style-name="gr60" draw:text-style-name="P2" draw:layer="layout" svg:x1="15.157cm" svg:y1="6.855cm" svg:x2="15.412cm" svg:y2="6.968cm">
                <text:p/>
              </draw:line>
              <draw:line draw:style-name="gr61" draw:text-style-name="P2" draw:layer="layout" svg:x1="15.073cm" svg:y1="6.893cm" svg:x2="15.328cm" svg:y2="7.006cm">
                <text:p/>
              </draw:line>
              <draw:line draw:style-name="gr62" draw:text-style-name="P2" draw:layer="layout" svg:x1="14.988cm" svg:y1="6.93cm" svg:x2="15.158cm" svg:y2="7.005cm">
                <text:p/>
              </draw:line>
              <draw:polygon draw:style-name="gr63" draw:text-style-name="P2" draw:layer="layout" svg:width="1.356cm" svg:height="0.673cm" svg:x="13.8cm" svg:y="6.537cm" svg:viewBox="0 0 1357 674" draw:points="0,75 0,0 1357,600 1357,674">
                <text:p/>
              </draw:polygon>
              <draw:polygon draw:style-name="gr64" draw:text-style-name="P2" draw:layer="layout" svg:width="1.823cm" svg:height="0.88cm" svg:x="13.8cm" svg:y="6.33cm" svg:viewBox="0 0 1824 881" draw:points="466,0 1824,600 1824,674 1357,881 0,281 0,206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65" draw:text-style-name="P1" draw:layer="layout" svg:width="0.464cm" svg:height="0.224cm" svg:x="5.456cm" svg:y="7.175cm" svg:viewBox="0 0 465 225" svg:d="M0 225c117 0 465-75 465-131s-11-94-127-94c0 56-340 56-338 225z">
              <text:p/>
            </draw:path>
            <draw:g>
              <draw:polygon draw:style-name="gr66" draw:text-style-name="P2" draw:layer="layout" svg:width="0.211cm" svg:height="0.187cm" svg:x="5.285cm" svg:y="7.212cm" svg:viewBox="0 0 212 188" draw:points="0,113 42,0 212,75 170,188">
                <text:p/>
              </draw:polygon>
              <draw:polygon draw:style-name="gr67" draw:text-style-name="P2" draw:layer="layout" svg:width="0.465cm" svg:height="0.205cm" svg:x="5.327cm" svg:y="7.081cm" svg:viewBox="0 0 466 206" draw:points="0,131 85,75 212,19 297,0 466,75 382,94 255,150 170,206">
                <text:p/>
              </draw:polygon>
              <draw:path draw:style-name="gr68" draw:text-style-name="P2" draw:layer="layout" svg:width="0.381cm" svg:height="0.243cm" svg:x="5.455cm" svg:y="7.156cm" svg:viewBox="0 0 382 244" svg:d="M382 75c0-113-85-75-170-37-85 37-170 37-212 206 0 0 170-75 382-169z">
                <text:p/>
              </draw:path>
              <draw:path draw:style-name="gr69" draw:text-style-name="P2" draw:layer="layout" svg:width="0.55cm" svg:height="0.318cm" svg:x="5.285cm" svg:y="7.081cm" svg:viewBox="0 0 551 319" svg:d="M339 0c-84 19-84 19-169 56-43 19-128 38-170 188 85 37 85 37 170 75 48-17 296-131 381-169 0-94-85-94-212-150z">
                <text:p/>
              </draw:path>
            </draw:g>
          </draw:g>
          <draw:g>
            <draw:path draw:style-name="gr70" draw:text-style-name="P1" draw:layer="layout" svg:width="0.762cm" svg:height="0.449cm" svg:x="5.073cm" svg:y="6.275cm" svg:viewBox="0 0 763 450" svg:d="M3 450c116 0 760-19 760-188 0-168-221-262-338-262 0 56-465 38-422 450z">
              <text:p/>
            </draw:path>
            <draw:g>
              <draw:polygon draw:style-name="gr71" draw:text-style-name="P2" draw:layer="layout" svg:width="0.423cm" svg:height="0.261cm" svg:x="4.648cm" svg:y="6.463cm" svg:viewBox="0 0 424 262" draw:points="0,75 0,0 424,188 424,262">
                <text:p/>
              </draw:polygon>
              <draw:polygon draw:style-name="gr72" draw:text-style-name="P2" draw:layer="layout" svg:width="0.423cm" svg:height="0.318cm" svg:x="4.988cm" svg:y="6.182cm" svg:viewBox="0 0 424 319" draw:points="0,131 0,0 424,188 424,319">
                <text:p/>
              </draw:polygon>
              <draw:polygon draw:style-name="gr73" draw:text-style-name="P2" draw:layer="layout" svg:width="0.762cm" svg:height="0.336cm" svg:x="4.648cm" svg:y="6.313cm" svg:viewBox="0 0 763 337" draw:points="0,150 339,0 763,188 424,337">
                <text:p/>
              </draw:polygon>
              <draw:line draw:style-name="gr74" draw:text-style-name="P2" draw:layer="layout" svg:x1="4.988cm" svg:y1="6.313cm" svg:x2="5.412cm" svg:y2="6.501cm">
                <text:p/>
              </draw:line>
              <draw:polygon draw:style-name="gr75" draw:text-style-name="P2" draw:layer="layout" svg:width="0.423cm" svg:height="0.318cm" svg:x="5.073cm" svg:y="6.406cm" svg:viewBox="0 0 424 319" draw:points="0,319 0,244 339,94 339,0 424,38 424,131">
                <text:p/>
              </draw:polygon>
              <draw:polygon draw:style-name="gr76" draw:text-style-name="P2" draw:layer="layout" svg:width="1.356cm" svg:height="1.423cm" svg:x="4.182cm" svg:y="5.039cm" svg:viewBox="0 0 1357 1424" draw:points="0,825 0,0 1357,600 1357,1424">
                <text:p/>
              </draw:polygon>
              <draw:polygon draw:style-name="gr77" draw:text-style-name="P2" draw:layer="layout" svg:width="1.272cm" svg:height="1.311cm" svg:x="4.225cm" svg:y="5.095cm" svg:viewBox="0 0 1273 1312" draw:points="0,750 0,0 1273,562 1273,1312">
                <text:p/>
              </draw:polygon>
              <draw:polygon draw:style-name="gr78" draw:text-style-name="P2" draw:layer="layout" svg:width="1.441cm" svg:height="0.636cm" svg:x="4.182cm" svg:y="5.001cm" svg:viewBox="0 0 1442 637" draw:points="1357,637 0,38 85,0 1442,600">
                <text:p/>
              </draw:polygon>
              <draw:polygon draw:style-name="gr79" draw:text-style-name="P2" draw:layer="layout" svg:width="0.084cm" svg:height="0.861cm" svg:x="5.54cm" svg:y="5.601cm" svg:viewBox="0 0 85 862" draw:points="0,862 0,38 85,0 85,825">
                <text:p/>
              </draw:polygon>
              <draw:polygon draw:style-name="gr80" draw:text-style-name="P2" draw:layer="layout" svg:width="1.441cm" svg:height="1.723cm" svg:x="4.182cm" svg:y="5.001cm" svg:viewBox="0 0 1442 1724" draw:points="85,0 1442,600 1442,1424 1357,1462 1315,1443 1315,1537 891,1724 466,1537 466,1462 806,1312 806,1218 0,862 0,38">
                <text:p/>
              </draw:polygon>
            </draw:g>
          </draw:g>
          <draw:g>
            <draw:path draw:style-name="gr81" draw:text-style-name="P1" draw:layer="layout" svg:width="0.551cm" svg:height="0.224cm" svg:x="4.902cm" svg:y="6.969cm" svg:viewBox="0 0 552 225" svg:d="M3 225c117 0 549-94 549-150s-10-75-127-75c0 56-466 38-422 225z">
              <text:p/>
            </draw:path>
            <draw:g>
              <draw:polygon draw:style-name="gr82" draw:text-style-name="P2" draw:layer="layout" svg:width="1.823cm" svg:height="0.805cm" svg:x="3.546cm" svg:y="6.331cm" svg:viewBox="0 0 1824 806" draw:points="1357,806 0,206 466,0 1824,600">
                <text:p/>
              </draw:polygon>
              <draw:polygon draw:style-name="gr83" draw:text-style-name="P3" draw:layer="layout" svg:width="1.229cm" svg:height="0.542cm" svg:x="3.673cm" svg:y="6.388cm" svg:viewBox="0 0 1230 543" draw:points="0,150 339,0 1230,394 891,543">
                <text:p/>
              </draw:polygon>
              <draw:polygon draw:style-name="gr84" draw:text-style-name="P3" draw:layer="layout" svg:width="0.593cm" svg:height="0.261cm" svg:x="4.648cm" svg:y="6.819cm" svg:viewBox="0 0 594 262" draw:points="0,150 339,0 594,113 255,262">
                <text:p/>
              </draw:polygon>
              <draw:polygon draw:style-name="gr85" draw:text-style-name="P2" draw:layer="layout" svg:width="0.465cm" svg:height="0.28cm" svg:x="4.903cm" svg:y="6.931cm" svg:viewBox="0 0 466 281" draw:points="0,281 0,206 466,0 466,75">
                <text:p/>
              </draw:polygon>
              <draw:line draw:style-name="gr86" draw:text-style-name="P2" draw:layer="layout" svg:x1="3.758cm" svg:y1="6.5cm" svg:x2="4.649cm" svg:y2="6.894cm">
                <text:p/>
              </draw:line>
              <draw:line draw:style-name="gr87" draw:text-style-name="P2" draw:layer="layout" svg:x1="3.843cm" svg:y1="6.463cm" svg:x2="4.734cm" svg:y2="6.857cm">
                <text:p/>
              </draw:line>
              <draw:line draw:style-name="gr88" draw:text-style-name="P2" draw:layer="layout" svg:x1="3.928cm" svg:y1="6.425cm" svg:x2="4.819cm" svg:y2="6.819cm">
                <text:p/>
              </draw:line>
              <draw:line draw:style-name="gr89" draw:text-style-name="P2" draw:layer="layout" svg:x1="4.734cm" svg:y1="6.782cm" svg:x2="4.819cm" svg:y2="6.744cm">
                <text:p/>
              </draw:line>
              <draw:line draw:style-name="gr90" draw:text-style-name="P2" draw:layer="layout" svg:x1="4.648cm" svg:y1="6.744cm" svg:x2="4.733cm" svg:y2="6.706cm">
                <text:p/>
              </draw:line>
              <draw:line draw:style-name="gr91" draw:text-style-name="P2" draw:layer="layout" svg:x1="4.564cm" svg:y1="6.707cm" svg:x2="4.649cm" svg:y2="6.669cm">
                <text:p/>
              </draw:line>
              <draw:line draw:style-name="gr92" draw:text-style-name="P2" draw:layer="layout" svg:x1="4.606cm" svg:y1="6.801cm" svg:x2="4.691cm" svg:y2="6.763cm">
                <text:p/>
              </draw:line>
              <draw:line draw:style-name="gr93" draw:text-style-name="P2" draw:layer="layout" svg:x1="4.522cm" svg:y1="6.763cm" svg:x2="4.607cm" svg:y2="6.725cm">
                <text:p/>
              </draw:line>
              <draw:line draw:style-name="gr94" draw:text-style-name="P2" draw:layer="layout" svg:x1="4.437cm" svg:y1="6.726cm" svg:x2="4.522cm" svg:y2="6.688cm">
                <text:p/>
              </draw:line>
              <draw:line draw:style-name="gr95" draw:text-style-name="P2" draw:layer="layout" svg:x1="4.479cm" svg:y1="6.67cm" svg:x2="4.564cm" svg:y2="6.632cm">
                <text:p/>
              </draw:line>
              <draw:line draw:style-name="gr96" draw:text-style-name="P2" draw:layer="layout" svg:x1="4.352cm" svg:y1="6.688cm" svg:x2="4.437cm" svg:y2="6.65cm">
                <text:p/>
              </draw:line>
              <draw:line draw:style-name="gr97" draw:text-style-name="P2" draw:layer="layout" svg:x1="4.394cm" svg:y1="6.632cm" svg:x2="4.479cm" svg:y2="6.594cm">
                <text:p/>
              </draw:line>
              <draw:line draw:style-name="gr98" draw:text-style-name="P2" draw:layer="layout" svg:x1="4.309cm" svg:y1="6.595cm" svg:x2="4.394cm" svg:y2="6.557cm">
                <text:p/>
              </draw:line>
              <draw:line draw:style-name="gr99" draw:text-style-name="P2" draw:layer="layout" svg:x1="4.225cm" svg:y1="6.557cm" svg:x2="4.31cm" svg:y2="6.519cm">
                <text:p/>
              </draw:line>
              <draw:line draw:style-name="gr100" draw:text-style-name="P2" draw:layer="layout" svg:x1="4.267cm" svg:y1="6.651cm" svg:x2="4.352cm" svg:y2="6.613cm">
                <text:p/>
              </draw:line>
              <draw:line draw:style-name="gr101" draw:text-style-name="P2" draw:layer="layout" svg:x1="4.182cm" svg:y1="6.613cm" svg:x2="4.267cm" svg:y2="6.575cm">
                <text:p/>
              </draw:line>
              <draw:line draw:style-name="gr102" draw:text-style-name="P2" draw:layer="layout" svg:x1="4.097cm" svg:y1="6.576cm" svg:x2="4.182cm" svg:y2="6.538cm">
                <text:p/>
              </draw:line>
              <draw:line draw:style-name="gr103" draw:text-style-name="P2" draw:layer="layout" svg:x1="4.14cm" svg:y1="6.519cm" svg:x2="4.225cm" svg:y2="6.481cm">
                <text:p/>
              </draw:line>
              <draw:line draw:style-name="gr104" draw:text-style-name="P2" draw:layer="layout" svg:x1="4.012cm" svg:y1="6.538cm" svg:x2="4.097cm" svg:y2="6.5cm">
                <text:p/>
              </draw:line>
              <draw:line draw:style-name="gr105" draw:text-style-name="P2" draw:layer="layout" svg:x1="4.055cm" svg:y1="6.482cm" svg:x2="4.14cm" svg:y2="6.444cm">
                <text:p/>
              </draw:line>
              <draw:line draw:style-name="gr106" draw:text-style-name="P2" draw:layer="layout" svg:x1="3.97cm" svg:y1="6.444cm" svg:x2="4.055cm" svg:y2="6.406cm">
                <text:p/>
              </draw:line>
              <draw:line draw:style-name="gr107" draw:text-style-name="P2" draw:layer="layout" svg:x1="3.928cm" svg:y1="6.501cm" svg:x2="4.013cm" svg:y2="6.463cm">
                <text:p/>
              </draw:line>
              <draw:line draw:style-name="gr108" draw:text-style-name="P2" draw:layer="layout" svg:x1="4.479cm" svg:y1="6.819cm" svg:x2="4.564cm" svg:y2="6.781cm">
                <text:p/>
              </draw:line>
              <draw:line draw:style-name="gr109" draw:text-style-name="P2" draw:layer="layout" svg:x1="4.394cm" svg:y1="6.782cm" svg:x2="4.479cm" svg:y2="6.744cm">
                <text:p/>
              </draw:line>
              <draw:line draw:style-name="gr110" draw:text-style-name="P2" draw:layer="layout" svg:x1="4.309cm" svg:y1="6.744cm" svg:x2="4.394cm" svg:y2="6.706cm">
                <text:p/>
              </draw:line>
              <draw:line draw:style-name="gr111" draw:text-style-name="P2" draw:layer="layout" svg:x1="4.267cm" svg:y1="6.801cm" svg:x2="4.352cm" svg:y2="6.763cm">
                <text:p/>
              </draw:line>
              <draw:line draw:style-name="gr112" draw:text-style-name="P2" draw:layer="layout" svg:x1="4.182cm" svg:y1="6.763cm" svg:x2="4.267cm" svg:y2="6.725cm">
                <text:p/>
              </draw:line>
              <draw:line draw:style-name="gr113" draw:text-style-name="P2" draw:layer="layout" svg:x1="4.225cm" svg:y1="6.707cm" svg:x2="4.31cm" svg:y2="6.669cm">
                <text:p/>
              </draw:line>
              <draw:line draw:style-name="gr114" draw:text-style-name="P2" draw:layer="layout" svg:x1="4.14cm" svg:y1="6.67cm" svg:x2="4.225cm" svg:y2="6.632cm">
                <text:p/>
              </draw:line>
              <draw:line draw:style-name="gr115" draw:text-style-name="P2" draw:layer="layout" svg:x1="4.055cm" svg:y1="6.632cm" svg:x2="4.14cm" svg:y2="6.594cm">
                <text:p/>
              </draw:line>
              <draw:line draw:style-name="gr116" draw:text-style-name="P2" draw:layer="layout" svg:x1="3.97cm" svg:y1="6.595cm" svg:x2="4.055cm" svg:y2="6.557cm">
                <text:p/>
              </draw:line>
              <draw:line draw:style-name="gr117" draw:text-style-name="P2" draw:layer="layout" svg:x1="3.843cm" svg:y1="6.613cm" svg:x2="3.928cm" svg:y2="6.575cm">
                <text:p/>
              </draw:line>
              <draw:line draw:style-name="gr118" draw:text-style-name="P2" draw:layer="layout" svg:x1="3.885cm" svg:y1="6.557cm" svg:x2="3.97cm" svg:y2="6.519cm">
                <text:p/>
              </draw:line>
              <draw:line draw:style-name="gr119" draw:text-style-name="P2" draw:layer="layout" svg:x1="3.758cm" svg:y1="6.576cm" svg:x2="3.843cm" svg:y2="6.538cm">
                <text:p/>
              </draw:line>
              <draw:line draw:style-name="gr120" draw:text-style-name="P2" draw:layer="layout" svg:x1="4.437cm" svg:y1="6.876cm" svg:x2="4.522cm" svg:y2="6.838cm">
                <text:p/>
              </draw:line>
              <draw:line draw:style-name="gr121" draw:text-style-name="P2" draw:layer="layout" svg:x1="4.352cm" svg:y1="6.838cm" svg:x2="4.437cm" svg:y2="6.8cm">
                <text:p/>
              </draw:line>
              <draw:line draw:style-name="gr122" draw:text-style-name="P2" draw:layer="layout" svg:x1="4.734cm" svg:y1="7.006cm" svg:x2="5.073cm" svg:y2="6.856cm">
                <text:p/>
              </draw:line>
              <draw:line draw:style-name="gr123" draw:text-style-name="P2" draw:layer="layout" svg:x1="4.819cm" svg:y1="7.044cm" svg:x2="5.158cm" svg:y2="6.894cm">
                <text:p/>
              </draw:line>
              <draw:line draw:style-name="gr124" draw:text-style-name="P2" draw:layer="layout" svg:x1="4.903cm" svg:y1="6.856cm" svg:x2="5.158cm" svg:y2="6.969cm">
                <text:p/>
              </draw:line>
              <draw:line draw:style-name="gr125" draw:text-style-name="P2" draw:layer="layout" svg:x1="4.819cm" svg:y1="6.894cm" svg:x2="5.074cm" svg:y2="7.007cm">
                <text:p/>
              </draw:line>
              <draw:line draw:style-name="gr126" draw:text-style-name="P2" draw:layer="layout" svg:x1="4.734cm" svg:y1="6.931cm" svg:x2="4.904cm" svg:y2="7.006cm">
                <text:p/>
              </draw:line>
              <draw:polygon draw:style-name="gr127" draw:text-style-name="P2" draw:layer="layout" svg:width="1.356cm" svg:height="0.673cm" svg:x="3.546cm" svg:y="6.538cm" svg:viewBox="0 0 1357 674" draw:points="0,75 0,0 1357,600 1357,674">
                <text:p/>
              </draw:polygon>
              <draw:polygon draw:style-name="gr128" draw:text-style-name="P2" draw:layer="layout" svg:width="1.823cm" svg:height="0.88cm" svg:x="3.546cm" svg:y="6.331cm" svg:viewBox="0 0 1824 881" draw:points="466,0 1824,600 1824,674 1357,881 0,281 0,206">
                <text:p/>
              </draw:polygon>
            </draw:g>
          </draw:g>
        </draw:g>
        <draw:frame draw:style-name="gr129" draw:text-style-name="P4" draw:layer="layout" svg:width="1.658cm" svg:height="0.493cm" svg:x="4.144cm" svg:y="4.507cm">
          <draw:text-box>
            <text:p><text:span text:style-name="T1">Host A with</text:span></text:p>
          </draw:text-box>
        </draw:frame>
        <draw:frame draw:style-name="gr130" draw:text-style-name="P4" draw:layer="layout" svg:width="1.8cm" svg:height="0.493cm" svg:x="14.4cm" svg:y="4.5cm">
          <draw:text-box>
            <text:p><text:span text:style-name="T1">Host B with</text:span></text:p>
          </draw:text-box>
        </draw:frame>
        <draw:frame draw:style-name="gr131" draw:text-style-name="P4" draw:layer="layout" svg:width="1.502cm" svg:height="0.493cm" svg:x="9.198cm" svg:y="7.807cm">
          <draw:text-box>
            <text:p><text:span text:style-name="T1">Attacker</text:span></text:p>
          </draw:text-box>
        </draw:frame>
        <draw:line draw:style-name="gr132" draw:text-style-name="P5" draw:layer="layout" svg:x1="5.9cm" svg:y1="6cm" svg:x2="14.1cm" svg:y2="6cm">
          <text:p/>
        </draw:line>
        <draw:polyline draw:style-name="gr132" draw:text-style-name="P5" draw:layer="layout" svg:width="4.484cm" svg:height="1.844cm" draw:transform="rotate (-0.44348816293176) translate (4.94910312842452cm 6.97562624838878cm)" svg:viewBox="0 0 4485 1845" draw:points="0,581 601,1845 4485,0">
          <text:p/>
        </draw:polyline>
        <draw:polyline draw:style-name="gr132" draw:text-style-name="P5" draw:layer="layout" svg:width="3.793cm" svg:height="3.066cm" draw:transform="rotate (-0.44348816293176) translate (12.1159221521667cm 6.12992224094431cm)" svg:viewBox="0 0 3794 3067" draw:points="3193,0 3794,1265 0,3067">
          <text:p/>
        </draw:polyline>
        <draw:frame draw:style-name="gr133" draw:text-style-name="P5" draw:layer="layout" svg:width="0.743cm" svg:height="0.6cm" svg:x="5.6cm" svg:y="4.5cm">
          <draw:image xlink:href="Pictures/10000000000000B1000000969530CDBE.jpg" xlink:type="simple" xlink:show="embed" xlink:actuate="onLoad">
            <text:p/>
          </draw:image>
        </draw:frame>
        <draw:line draw:style-name="gr134" draw:text-style-name="P5" draw:layer="layout" svg:x1="4.4cm" svg:y1="8.6cm" svg:x2="5cm" svg:y2="9.2cm">
          <text:p/>
        </draw:line>
        <draw:line draw:style-name="gr134" draw:text-style-name="P5" draw:layer="layout" svg:x1="4.4cm" svg:y1="9.2cm" svg:x2="5cm" svg:y2="8.6cm">
          <text:p/>
        </draw:line>
        <draw:line draw:style-name="gr134" draw:text-style-name="P5" draw:layer="layout" svg:x1="14.7cm" svg:y1="8.6cm" svg:x2="15.3cm" svg:y2="9.2cm">
          <text:p/>
        </draw:line>
        <draw:line draw:style-name="gr134" draw:text-style-name="P5" draw:layer="layout" svg:x1="14.7cm" svg:y1="9.2cm" svg:x2="15.3cm" svg:y2="8.6cm">
          <text:p/>
        </draw:line>
        <draw:frame draw:style-name="gr133" draw:text-style-name="P5" draw:layer="layout" svg:width="0.743cm" svg:height="0.6cm" svg:x="15.9cm" svg:y="4.5cm">
          <draw:image xlink:href="Pictures/10000000000000B1000000969530CDBE.jpg" xlink:type="simple" xlink:show="embed" xlink:actuate="onLoad">
            <text:p/>
          </draw:image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135" draw:text-style-name="P1" draw:layer="layout" svg:width="1.075cm" svg:height="0.519cm" svg:x="9.659cm" svg:y="9.581cm" svg:viewBox="0 0 1076 520" svg:d="M2 520c113 0 1074-186 1074-353s-258-167-372-167c0 56-744 111-702 520z">
            <text:p/>
          </draw:path>
          <draw:g>
            <draw:polygon draw:style-name="gr136" draw:text-style-name="P2" draw:layer="layout" svg:width="1.945cm" svg:height="0.871cm" svg:x="8.501cm" svg:y="9.136cm" svg:viewBox="0 0 1946 872" draw:points="1159,872 0,353 786,0 1946,520">
              <text:p/>
            </draw:polygon>
            <draw:polygon draw:style-name="gr137" draw:text-style-name="P3" draw:layer="layout" svg:width="1.282cm" svg:height="0.574cm" svg:x="8.956cm" svg:y="9.229cm" svg:viewBox="0 0 1283 575" draw:points="0,149 331,0 1283,427 952,575">
              <text:p/>
            </draw:polygon>
            <draw:polygon draw:style-name="gr138" draw:text-style-name="P2" draw:layer="layout" svg:width="1.158cm" svg:height="1.335cm" svg:x="9.287cm" svg:y="8.32cm" svg:viewBox="0 0 1159 1336" draw:points="0,817 0,0 1159,520 1159,1336">
              <text:p/>
            </draw:polygon>
            <draw:polygon draw:style-name="gr139" draw:text-style-name="P2" draw:layer="layout" svg:width="1.075cm" svg:height="1.168cm" svg:x="9.329cm" svg:y="8.375cm" svg:viewBox="0 0 1076 1169" draw:points="0,686 0,0 1076,483 1076,1169">
              <text:p/>
            </draw:polygon>
            <draw:polygon draw:style-name="gr140" draw:text-style-name="P2" draw:layer="layout" svg:width="1.199cm" svg:height="0.537cm" svg:x="9.287cm" svg:y="8.301cm" svg:viewBox="0 0 1200 538" draw:points="1159,538 0,19 42,0 1200,520">
              <text:p/>
            </draw:polygon>
            <draw:polygon draw:style-name="gr141" draw:text-style-name="P2" draw:layer="layout" svg:width="0.041cm" svg:height="0.834cm" svg:x="10.447cm" svg:y="8.821cm" svg:viewBox="0 0 42 835" draw:points="0,835 0,19 42,0 42,817">
              <text:p/>
            </draw:polygon>
            <draw:polygon draw:style-name="gr142" draw:text-style-name="P2" draw:layer="layout" svg:width="0.785cm" svg:height="0.445cm" svg:x="9.66cm" svg:y="9.655cm" svg:viewBox="0 0 786 446" draw:points="0,446 0,353 786,0 786,93">
              <text:p/>
            </draw:polygon>
            <draw:line draw:style-name="gr143" draw:text-style-name="P2" draw:layer="layout" svg:x1="9.039cm" svg:y1="9.34cm" svg:x2="9.991cm" svg:y2="9.767cm">
              <text:p/>
            </draw:line>
            <draw:line draw:style-name="gr144" draw:text-style-name="P2" draw:layer="layout" svg:x1="9.122cm" svg:y1="9.303cm" svg:x2="10.074cm" svg:y2="9.73cm">
              <text:p/>
            </draw:line>
            <draw:line draw:style-name="gr145" draw:text-style-name="P2" draw:layer="layout" svg:x1="9.205cm" svg:y1="9.266cm" svg:x2="10.157cm" svg:y2="9.693cm">
              <text:p/>
            </draw:line>
            <draw:line draw:style-name="gr146" draw:text-style-name="P2" draw:layer="layout" svg:x1="10.032cm" svg:y1="9.637cm" svg:x2="10.115cm" svg:y2="9.6cm">
              <text:p/>
            </draw:line>
            <draw:line draw:style-name="gr147" draw:text-style-name="P2" draw:layer="layout" svg:x1="9.95cm" svg:y1="9.6cm" svg:x2="10.033cm" svg:y2="9.563cm">
              <text:p/>
            </draw:line>
            <draw:line draw:style-name="gr148" draw:text-style-name="P2" draw:layer="layout" svg:x1="9.867cm" svg:y1="9.563cm" svg:x2="9.95cm" svg:y2="9.526cm">
              <text:p/>
            </draw:line>
            <draw:line draw:style-name="gr149" draw:text-style-name="P2" draw:layer="layout" svg:x1="9.909cm" svg:y1="9.655cm" svg:x2="9.992cm" svg:y2="9.618cm">
              <text:p/>
            </draw:line>
            <draw:line draw:style-name="gr150" draw:text-style-name="P2" draw:layer="layout" svg:x1="9.826cm" svg:y1="9.618cm" svg:x2="9.909cm" svg:y2="9.581cm">
              <text:p/>
            </draw:line>
            <draw:line draw:style-name="gr151" draw:text-style-name="P2" draw:layer="layout" svg:x1="9.743cm" svg:y1="9.581cm" svg:x2="9.826cm" svg:y2="9.544cm">
              <text:p/>
            </draw:line>
            <draw:line draw:style-name="gr152" draw:text-style-name="P2" draw:layer="layout" svg:x1="9.784cm" svg:y1="9.526cm" svg:x2="9.867cm" svg:y2="9.489cm">
              <text:p/>
            </draw:line>
            <draw:line draw:style-name="gr153" draw:text-style-name="P2" draw:layer="layout" svg:x1="9.66cm" svg:y1="9.544cm" svg:x2="9.743cm" svg:y2="9.507cm">
              <text:p/>
            </draw:line>
            <draw:line draw:style-name="gr154" draw:text-style-name="P2" draw:layer="layout" svg:x1="9.701cm" svg:y1="9.489cm" svg:x2="9.784cm" svg:y2="9.452cm">
              <text:p/>
            </draw:line>
            <draw:line draw:style-name="gr155" draw:text-style-name="P2" draw:layer="layout" svg:x1="9.619cm" svg:y1="9.451cm" svg:x2="9.702cm" svg:y2="9.414cm">
              <text:p/>
            </draw:line>
            <draw:line draw:style-name="gr156" draw:text-style-name="P2" draw:layer="layout" svg:x1="9.536cm" svg:y1="9.414cm" svg:x2="9.619cm" svg:y2="9.377cm">
              <text:p/>
            </draw:line>
            <draw:line draw:style-name="gr157" draw:text-style-name="P2" draw:layer="layout" svg:x1="9.577cm" svg:y1="9.507cm" svg:x2="9.66cm" svg:y2="9.47cm">
              <text:p/>
            </draw:line>
            <draw:line draw:style-name="gr158" draw:text-style-name="P2" draw:layer="layout" svg:x1="9.494cm" svg:y1="9.47cm" svg:x2="9.577cm" svg:y2="9.433cm">
              <text:p/>
            </draw:line>
            <draw:line draw:style-name="gr159" draw:text-style-name="P2" draw:layer="layout" svg:x1="9.412cm" svg:y1="9.433cm" svg:x2="9.495cm" svg:y2="9.396cm">
              <text:p/>
            </draw:line>
            <draw:line draw:style-name="gr160" draw:text-style-name="P2" draw:layer="layout" svg:x1="9.453cm" svg:y1="9.377cm" svg:x2="9.536cm" svg:y2="9.34cm">
              <text:p/>
            </draw:line>
            <draw:line draw:style-name="gr161" draw:text-style-name="P2" draw:layer="layout" svg:x1="9.329cm" svg:y1="9.396cm" svg:x2="9.412cm" svg:y2="9.359cm">
              <text:p/>
            </draw:line>
            <draw:line draw:style-name="gr162" draw:text-style-name="P2" draw:layer="layout" svg:x1="9.371cm" svg:y1="9.34cm" svg:x2="9.454cm" svg:y2="9.303cm">
              <text:p/>
            </draw:line>
            <draw:line draw:style-name="gr163" draw:text-style-name="P2" draw:layer="layout" svg:x1="9.287cm" svg:y1="9.303cm" svg:x2="9.37cm" svg:y2="9.266cm">
              <text:p/>
            </draw:line>
            <draw:line draw:style-name="gr164" draw:text-style-name="P2" draw:layer="layout" svg:x1="9.246cm" svg:y1="9.358cm" svg:x2="9.329cm" svg:y2="9.321cm">
              <text:p/>
            </draw:line>
            <draw:line draw:style-name="gr165" draw:text-style-name="P2" draw:layer="layout" svg:x1="9.784cm" svg:y1="9.674cm" svg:x2="9.867cm" svg:y2="9.637cm">
              <text:p/>
            </draw:line>
            <draw:line draw:style-name="gr166" draw:text-style-name="P2" draw:layer="layout" svg:x1="9.701cm" svg:y1="9.637cm" svg:x2="9.784cm" svg:y2="9.6cm">
              <text:p/>
            </draw:line>
            <draw:line draw:style-name="gr167" draw:text-style-name="P2" draw:layer="layout" svg:x1="9.619cm" svg:y1="9.6cm" svg:x2="9.702cm" svg:y2="9.563cm">
              <text:p/>
            </draw:line>
            <draw:line draw:style-name="gr168" draw:text-style-name="P2" draw:layer="layout" svg:x1="9.577cm" svg:y1="9.655cm" svg:x2="9.66cm" svg:y2="9.618cm">
              <text:p/>
            </draw:line>
            <draw:line draw:style-name="gr169" draw:text-style-name="P2" draw:layer="layout" svg:x1="9.494cm" svg:y1="9.618cm" svg:x2="9.577cm" svg:y2="9.581cm">
              <text:p/>
            </draw:line>
            <draw:line draw:style-name="gr170" draw:text-style-name="P2" draw:layer="layout" svg:x1="9.536cm" svg:y1="9.563cm" svg:x2="9.619cm" svg:y2="9.526cm">
              <text:p/>
            </draw:line>
            <draw:line draw:style-name="gr171" draw:text-style-name="P2" draw:layer="layout" svg:x1="9.453cm" svg:y1="9.526cm" svg:x2="9.536cm" svg:y2="9.489cm">
              <text:p/>
            </draw:line>
            <draw:line draw:style-name="gr172" draw:text-style-name="P2" draw:layer="layout" svg:x1="9.371cm" svg:y1="9.489cm" svg:x2="9.454cm" svg:y2="9.452cm">
              <text:p/>
            </draw:line>
            <draw:line draw:style-name="gr173" draw:text-style-name="P2" draw:layer="layout" svg:x1="9.287cm" svg:y1="9.451cm" svg:x2="9.37cm" svg:y2="9.414cm">
              <text:p/>
            </draw:line>
            <draw:line draw:style-name="gr174" draw:text-style-name="P2" draw:layer="layout" svg:x1="9.163cm" svg:y1="9.47cm" svg:x2="9.246cm" svg:y2="9.433cm">
              <text:p/>
            </draw:line>
            <draw:line draw:style-name="gr175" draw:text-style-name="P2" draw:layer="layout" svg:x1="9.205cm" svg:y1="9.414cm" svg:x2="9.288cm" svg:y2="9.377cm">
              <text:p/>
            </draw:line>
            <draw:line draw:style-name="gr176" draw:text-style-name="P2" draw:layer="layout" svg:x1="9.081cm" svg:y1="9.433cm" svg:x2="9.164cm" svg:y2="9.396cm">
              <text:p/>
            </draw:line>
            <draw:line draw:style-name="gr177" draw:text-style-name="P2" draw:layer="layout" svg:x1="9.743cm" svg:y1="9.73cm" svg:x2="9.826cm" svg:y2="9.693cm">
              <text:p/>
            </draw:line>
            <draw:line draw:style-name="gr178" draw:text-style-name="P2" draw:layer="layout" svg:x1="9.66cm" svg:y1="9.692cm" svg:x2="9.743cm" svg:y2="9.655cm">
              <text:p/>
            </draw:line>
            <draw:polygon draw:style-name="gr179" draw:text-style-name="P2" draw:layer="layout" svg:width="1.158cm" svg:height="0.611cm" svg:x="8.501cm" svg:y="9.489cm" svg:viewBox="0 0 1159 612" draw:points="0,93 0,0 1159,520 1159,612">
              <text:p/>
            </draw:polygon>
            <draw:polygon draw:style-name="gr180" draw:text-style-name="P2" draw:layer="layout" svg:width="1.986cm" svg:height="1.799cm" svg:x="8.501cm" svg:y="8.301cm" svg:viewBox="0 0 1987 1800" draw:points="828,0 1987,520 1987,1336 1946,1354 1946,1447 1159,1800 0,1280 0,1188 786,835 786,19">
              <text:p/>
            </draw:polygon>
            <draw:polygon draw:style-name="gr181" draw:text-style-name="P2" draw:layer="layout" svg:width="0.496cm" svg:height="0.222cm" svg:x="8.998cm" svg:y="9.544cm" svg:viewBox="0 0 497 223" draw:points="0,93 207,0 497,130 290,223">
              <text:p/>
            </draw:polygon>
            <draw:line draw:style-name="gr182" draw:text-style-name="P2" draw:layer="layout" svg:x1="9.991cm" svg:y1="9.692cm" svg:x2="10.074cm" svg:y2="9.655cm">
              <text:p/>
            </draw:line>
            <draw:line draw:style-name="gr183" draw:text-style-name="P2" draw:layer="layout" svg:x1="9.867cm" svg:y1="9.711cm" svg:x2="9.95cm" svg:y2="9.674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11:24:58.135771174</meta:creation-date>
    <dc:date>2015-10-30T23:26:02.221410681</dc:date>
    <meta:editing-duration>PT31M6S</meta:editing-duration>
    <meta:editing-cycles>10</meta:editing-cycles>
    <meta:generator>LibreOffice/4.2.8.2$Linux_X86_64 LibreOffice_project/420m0$Build-2</meta:generator>
    <meta:document-statistic meta:object-count="205"/>
  </office:meta>
</office:document-meta>
</file>